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ea14" officeooo:paragraph-rsid="000762bd"/>
    </style:style>
    <style:style style:name="P2" style:family="paragraph" style:parent-style-name="Standard">
      <style:text-properties officeooo:rsid="0003ea14" officeooo:paragraph-rsid="0003ea14"/>
    </style:style>
    <style:style style:name="P3" style:family="paragraph" style:parent-style-name="Standard">
      <style:text-properties officeooo:rsid="000762bd" officeooo:paragraph-rsid="000762bd"/>
    </style:style>
    <style:style style:name="P4" style:family="paragraph" style:parent-style-name="Standard">
      <style:text-properties officeooo:rsid="00086714" officeooo:paragraph-rsid="00086714"/>
    </style:style>
    <style:style style:name="P5" style:family="paragraph" style:parent-style-name="Standard">
      <style:text-properties officeooo:rsid="0008cc99" officeooo:paragraph-rsid="000a770f"/>
    </style:style>
    <style:style style:name="P6" style:family="paragraph" style:parent-style-name="Standard">
      <style:text-properties officeooo:rsid="000a770f" officeooo:paragraph-rsid="000a770f"/>
    </style:style>
    <style:style style:name="P7" style:family="paragraph" style:parent-style-name="Standard">
      <style:text-properties officeooo:rsid="000bfe26" officeooo:paragraph-rsid="000bfe26"/>
    </style:style>
    <style:style style:name="P8" style:family="paragraph" style:parent-style-name="Standard">
      <style:text-properties officeooo:rsid="000e06d2" officeooo:paragraph-rsid="000e06d2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f5f97" officeooo:paragraph-rsid="000f5f97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13ea37" officeooo:paragraph-rsid="0013ea37"/>
    </style:style>
    <style:style style:name="P11" style:family="paragraph" style:parent-style-name="Standard">
      <style:text-properties officeooo:rsid="000501f0" officeooo:paragraph-rsid="000501f0"/>
    </style:style>
    <style:style style:name="P12" style:family="paragraph" style:parent-style-name="Standard">
      <style:text-properties fo:color="#a31515" loext:opacity="100%" style:font-name="Consolas" fo:font-size="8.39999961853027pt" fo:font-weight="normal" officeooo:rsid="000d297e" fo:background-color="#ffffff"/>
    </style:style>
    <style:style style:name="P13" style:family="paragraph" style:parent-style-name="Standard">
      <style:text-properties officeooo:rsid="000e7a1b" officeooo:paragraph-rsid="000e7a1b"/>
    </style:style>
    <style:style style:name="P14" style:family="paragraph" style:parent-style-name="Standard">
      <style:text-properties officeooo:rsid="0017a1a7" officeooo:paragraph-rsid="0017a1a7"/>
    </style:style>
    <style:style style:name="P15" style:family="paragraph" style:parent-style-name="Standard">
      <style:text-properties officeooo:rsid="00186a0f" officeooo:paragraph-rsid="00186a0f"/>
    </style:style>
    <style:style style:name="P16" style:family="paragraph" style:parent-style-name="Standard">
      <style:text-properties fo:font-weight="bold" officeooo:rsid="001ba332" officeooo:paragraph-rsid="001ba332" style:font-weight-asian="bold" style:font-weight-complex="bold"/>
    </style:style>
    <style:style style:name="P17" style:family="paragraph" style:parent-style-name="Standard">
      <style:text-properties fo:font-weight="bold" officeooo:rsid="001ba332" officeooo:paragraph-rsid="001ccb1a" style:font-weight-asian="bold" style:font-weight-complex="bold"/>
    </style:style>
    <style:style style:name="P18" style:family="paragraph" style:parent-style-name="Standard">
      <style:text-properties fo:font-weight="bold" officeooo:rsid="001ccb1a" officeooo:paragraph-rsid="001ccb1a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ba332" officeooo:paragraph-rsid="001ba332" style:font-weight-asian="bold" style:font-weight-complex="bold"/>
    </style:style>
    <style:style style:name="P20" style:family="paragraph" style:parent-style-name="Standard">
      <style:text-properties officeooo:rsid="001c5533" officeooo:paragraph-rsid="001c5533"/>
    </style:style>
    <style:style style:name="P21" style:family="paragraph" style:parent-style-name="Standard">
      <style:text-properties fo:color="#000000" loext:opacity="100%" style:font-name="Liberation Serif" fo:font-size="12pt" fo:font-weight="bold" officeooo:rsid="001ccb1a" officeooo:paragraph-rsid="001ccb1a" fo:background-color="#ffffff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text-properties officeooo:rsid="000762bd" officeooo:paragraph-rsid="000762bd"/>
    </style:style>
    <style:style style:name="P23" style:family="paragraph" style:parent-style-name="Standard" style:list-style-name="L2">
      <style:text-properties officeooo:rsid="00086714" officeooo:paragraph-rsid="00086714"/>
    </style:style>
    <style:style style:name="P24" style:family="paragraph" style:parent-style-name="Standard" style:list-style-name="L3">
      <style:text-properties officeooo:rsid="0008cc99" officeooo:paragraph-rsid="000a770f"/>
    </style:style>
    <style:style style:name="P25" style:family="paragraph" style:parent-style-name="Standard" style:list-style-name="L3">
      <style:text-properties officeooo:rsid="000a770f" officeooo:paragraph-rsid="000a770f"/>
    </style:style>
    <style:style style:name="P26" style:family="paragraph" style:parent-style-name="Standard" style:list-style-name="L4">
      <style:text-properties officeooo:rsid="000a770f"/>
    </style:style>
    <style:style style:name="P27" style:family="paragraph" style:parent-style-name="Standard" style:list-style-name="L4">
      <style:text-properties officeooo:rsid="000a770f" officeooo:paragraph-rsid="000a770f"/>
    </style:style>
    <style:style style:name="P28" style:family="paragraph" style:parent-style-name="Standard" style:list-style-name="L5">
      <style:text-properties officeooo:rsid="0017a1a7" officeooo:paragraph-rsid="0017a1a7"/>
    </style:style>
    <style:style style:name="P29" style:family="paragraph" style:parent-style-name="Standard" style:list-style-name="L5">
      <style:text-properties officeooo:rsid="00186a0f" officeooo:paragraph-rsid="00186a0f"/>
    </style:style>
    <style:style style:name="P30" style:family="paragraph" style:parent-style-name="Standard">
      <style:text-properties officeooo:rsid="001c5533" officeooo:paragraph-rsid="001c5533"/>
    </style:style>
    <style:style style:name="P31" style:family="paragraph" style:parent-style-name="Standard">
      <style:text-properties fo:font-weight="bold" officeooo:rsid="001d6292" officeooo:paragraph-rsid="001d6292" style:font-weight-asian="bold" style:font-weight-complex="bold"/>
    </style:style>
    <style:style style:name="T1" style:family="text">
      <style:text-properties officeooo:rsid="000501f0"/>
    </style:style>
    <style:style style:name="T2" style:family="text">
      <style:text-properties officeooo:rsid="000762bd"/>
    </style:style>
    <style:style style:name="T3" style:family="text">
      <style:text-properties officeooo:rsid="000a770f"/>
    </style:style>
    <style:style style:name="T4" style:family="text">
      <style:text-properties officeooo:rsid="000cbeed"/>
    </style:style>
    <style:style style:name="T5" style:family="text">
      <style:text-properties officeooo:rsid="000d297e"/>
    </style:style>
    <style:style style:name="T6" style:family="text">
      <style:text-properties fo:color="#000000" loext:opacity="100%" style:font-name="Liberation Serif" fo:font-size="12pt" fo:font-weight="normal" officeooo:rsid="000d297e" fo:background-color="#ffffff" loext:char-shading-value="0" style:font-size-asian="12pt" style:font-size-complex="12pt"/>
    </style:style>
    <style:style style:name="T7" style:family="text">
      <style:text-properties fo:color="#000000" loext:opacity="100%" style:font-name="Liberation Serif" fo:font-size="12pt" officeooo:rsid="000d297e" style:font-size-asian="12pt" style:font-size-complex="12pt"/>
    </style:style>
    <style:style style:name="T8" style:family="text">
      <style:text-properties officeooo:rsid="000e06d2"/>
    </style:style>
    <style:style style:name="T9" style:family="text">
      <style:text-properties officeooo:rsid="00112854"/>
    </style:style>
    <style:style style:name="T10" style:family="text">
      <style:text-properties officeooo:rsid="00131f4e"/>
    </style:style>
    <style:style style:name="T11" style:family="text">
      <style:text-properties officeooo:rsid="0013ea37"/>
    </style:style>
    <style:style style:name="T12" style:family="text">
      <style:text-properties officeooo:rsid="0014e962"/>
    </style:style>
    <style:style style:name="T13" style:family="text">
      <style:text-properties officeooo:rsid="001ccb1a"/>
    </style:style>
    <style:style style:name="T14" style:family="text">
      <style:text-properties officeooo:rsid="001d629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NIDAD 3</text:p>
      <text:p text:style-name="P9">PRÁCTICA OBLIGATORIA</text:p>
      <text:p text:style-name="P9"/>
      <text:p text:style-name="P20">Modifica la práctica de la unidad 3 para dividir el código en varios archivos. Inicialmente crea un archivo HTML llamado “intfuser.html” en el que se muestre por pantalla el texto “Estamos trabajando para mejorar la gestión …”.</text:p>
      <text:p text:style-name="P20">En este archivo inicial, debes añadir las etiquetas script que necesites.</text:p>
      <text:p text:style-name="P20"/>
      <text:p text:style-name="P31">Crea un archivo llamado “coches.js” que contendrá el hilo principal del programa. Desde este archivo se invocarán al resto de funciones, que pueden estar almacenadas en archivos diferentes.</text:p>
      <text:p text:style-name="P10"/>
      <text:p text:style-name="P1"/>
      <text:p text:style-name="P1"><text:span text:style-name="T2">1. </text:span>Crea una función llamada “cadAleatoria” a <text:s/>la que le podremos pasar tantos parámetros como queramos, pero esos parámetros deberán ser siempre cadenas de caracteres. <text:span text:style-name="T12">No <text:s/>es <text:s/>necesario comprobar <text:s/>esto, ya que siempre le pasaremos los argumentos desde dentro de nuestra aplicación.</text:span></text:p>
      <text:p text:style-name="P2">La función deberá devolver de forma aleatoria una de las cadenas de caracteres que le hemos pasado.</text:p>
      <text:p text:style-name="P2">Para implementar esta función debes utilizar el objeto Math <text:span text:style-name="T1">y el <text:s/>objeto arguments.</text:span></text:p>
      <text:p text:style-name="P16">Esta función debe guardarse en un archivo llamado “<text:span text:style-name="T13">funciones</text:span>.js”</text:p>
      <text:p text:style-name="P2"/>
      <text:p text:style-name="P11">Para que te sirva de inspiración, puedes ver este ejemplo (en realidad nunca podrá devolver el número <text:s/>10): <text:a xlink:type="simple" xlink:href="https://www.w3schools.com/jsref/tryit.asp?filename=tryjsref_random4" text:style-name="Internet_20_link" text:visited-style-name="Visited_20_Internet_20_Link">https://www.w3schools.com/jsref/tryit.asp?filename=tryjsref_random4</text:a></text:p>
      <text:p text:style-name="P11"/>
      <text:p text:style-name="P11"/>
      <text:p text:style-name="P3">2. Crea un array llamado “almacen”, que utilizaremos para guardar objetos de tipo “Coche”</text:p>
      <text:p text:style-name="P16">Este array debe guardarse en un archivo llamado “estructuras.js”.</text:p>
      <text:p text:style-name="P3"/>
      <text:p text:style-name="P3">3. Crea una función constructora, para crear <text:s/>objetos “Coche”, que contenga las propiedades siguientes:</text:p>
      <text:list xml:id="list1111036079" text:style-name="L1">
        <text:list-item>
          <text:p text:style-name="P22">fMat: almacenará la fecha de matriculación del coche. Deberá ser un objeto de tipo Date.</text:p>
        </text:list-item>
        <text:list-item>
          <text:p text:style-name="P22">matricula: guardará la matrícula del coche, que será sencillamente un número entero.</text:p>
        </text:list-item>
        <text:list-item>
          <text:p text:style-name="P22"><text:span text:style-name="T11">m</text:span>otor: indicará el estado en el que se encuentra el motor, puede estar “apagado” o “<text:span text:style-name="T10">arrancado</text:span>”.</text:p>
        </text:list-item>
      </text:list>
      <text:p text:style-name="P19">La función constructora debe guardarse en un archivo llamado “generarObj.js”</text:p>
      <text:p text:style-name="P3"/>
      <text:p text:style-name="P4">4. En la función constructora, también definiremos 2 métodos:</text:p>
      <text:list xml:id="list363186570" text:style-name="L2">
        <text:list-item>
          <text:p text:style-name="P23">arrancar: establece el <text:s/>estado del motor en “<text:span text:style-name="T10">arrancado</text:span>”</text:p>
        </text:list-item>
        <text:list-item>
          <text:p text:style-name="P23">apagar: establece el <text:s/>estado del motor en “apagado”</text:p>
        </text:list-item>
      </text:list>
      <text:p text:style-name="P4"/>
      <text:p text:style-name="P5">5. Usando las funciones definidas anteriormente, guarda 5 objetos de tipo “Coche” en “almacen”.</text:p>
      <text:list xml:id="list2029509057" text:style-name="L3">
        <text:list-item>
          <text:p text:style-name="P24"><text:span text:style-name="T3">El primer coche debe</text:span> tener como fecha de matriculación, el día 1 de enero de 2000, <text:span text:style-name="T3">el <text:s/>segundo el día 2 y así consecutivamente hasta el día 5 de enero del 2000.</text:span></text:p>
        </text:list-item>
        <text:list-item>
          <text:p text:style-name="P25">La matrícula del primer coche debe ser el número 0, la del <text:s/>segundo el 1 y así hasta el último que tendrá el número 4.</text:p>
        </text:list-item>
        <text:list-item>
          <text:p text:style-name="P25">El estado del motor será establecido aleatoriamente entre “arrancado” y “apagado”.</text:p>
        </text:list-item>
      </text:list>
      <text:p text:style-name="P18">Para el apartado 5 debes crear una función llamada “guardar” que, a su vez, llame a las funciones anteriores.</text:p>
      <text:p text:style-name="P16">El código del apartado 5 debe guardarse en un archivo llamado “<text:span text:style-name="T13">funciones</text:span>.js”.</text:p>
      <text:p text:style-name="P5"/>
      <text:p text:style-name="P7"/>
      <text:p text:style-name="P7"><text:soft-page-break/><text:span text:style-name="T13">6</text:span>. Cambia las fechas de los coches con matrícula impar: asígnales <text:s/>la fecha 3 <text:span text:style-name="T4">de marzo de 1</text:span>995.</text:p>
      <text:p text:style-name="P17"><text:span text:style-name="T13">Para el apartado 6 debes crear una función llamada “cambiarmat” que, a su vez, llame a las funciones anteriores.</text:span>El código del apartado 6 debe guardarse en un archivo llamado “<text:span text:style-name="T13">funciones</text:span>.js”.</text:p>
      <text:p text:style-name="P16"/>
      <text:p text:style-name="P6"/>
      <text:p text:style-name="P6"><text:span text:style-name="T4">7</text:span>. Guarda dos coches más <text:s/>en el almacén, pero utilizando el método push:</text:p>
      <text:list xml:id="list2827984534" text:style-name="L4">
        <text:list-item>
          <text:p text:style-name="P26">La fecha la debes solicitar a un usuario. Mediante prompt pedirás 3 números, uno <text:s/>para el año, otro para el mes y otro <text:s/>para el <text:s/>día. Debes asegurarte de que solo se introducen números.</text:p>
        </text:list-item>
        <text:list-item>
          <text:p text:style-name="P26">Las matrículas serán los números 5 y 6.</text:p>
        </text:list-item>
        <text:list-item>
          <text:p text:style-name="P27">El estado del motor será establecido aleatoriamente entre “arrancado” y “apagado”.</text:p>
        </text:list-item>
      </text:list>
      <text:p text:style-name="P18">Para el apartado 7 debes crear una función llamada “guardarpush”</text:p>
      <text:p text:style-name="P16">El código del apartado 7 debe guardarse en un archivo llamado “<text:span text:style-name="T13">funciones</text:span>.js”.</text:p>
      <text:p text:style-name="P16"/>
      <text:p text:style-name="Standard"><text:span text:style-name="T4">8</text:span><text:span text:style-name="T3">. Para todos los coches guardados en el almacén cuya fecha de matriculación sea igual o posterior </text:span><text:span text:style-name="T5">al 1 de enero del año 2000 añádeles la propiedad “etEco”, que indicará la etiqueta ECO del coche. Los valores posibles (que debes asignar aleatoriamente al objeto) son:</text:span><text:span text:style-name="T7"> </text:span><text:span text:style-name="T6">"0","ECO","B","C".</text:span></text:p>
      <text:p text:style-name="P21">Para el apartado 8 debes crear una función llamada “etiquetaECO”</text:p>
      <text:p text:style-name="P21">Decide en qué archivo guardarás la función anterior.</text:p>
      <text:p text:style-name="P12"/>
      <text:p text:style-name="P8"/>
      <text:p text:style-name="P16">Decide en qué archivos es más conveniente ubicar el código de los apartados que quedan. <text:span text:style-name="T14">Decide tambiéna si es conveniente crear nuevas funciones para estos apartados.</text:span></text:p>
      <text:p text:style-name="P8"/>
      <text:p text:style-name="P8">9. Añade la propiedad “tipoCombustible” al prototipo de <text:s/>los objetos e inicializala con el valor “electrico”. <text:s/>Los valores posibles para “tipoCombustible” serán: “electrico”, “gasolina”, “diesel”, “híbrido” y “gas”.</text:p>
      <text:p text:style-name="P8"/>
      <text:p text:style-name="P8">10. Muestra por consola la etiqueta ECO de todos los coches del almacén.</text:p>
      <text:p text:style-name="P8"/>
      <text:p text:style-name="P8">11. Muestra por consola el tipo de combustible de todos los coches del almacén.</text:p>
      <text:p text:style-name="P8"/>
      <text:p text:style-name="P8">12. Añade el método “cambiarTipoCombustible” al prototipo de los objetos. Este método establecerá el tipo de combustible del coche al que se pase como argumento.</text:p>
      <text:p text:style-name="P8"/>
      <text:p text:style-name="P8">13. Cambia el tipo de combustible con etiqueta “0” a gasolina, <text:span text:style-name="T9">usando el método definido en el <text:s/>apartado anterior.</text:span></text:p>
      <text:p text:style-name="P8"/>
      <text:p text:style-name="P13">14. <text:span text:style-name="T8">Muestra por consola el tipo de combustible de todos los coches del almacén.</text:span></text:p>
      <text:p text:style-name="P13"/>
      <text:p text:style-name="P13"/>
      <text:p text:style-name="P14">Al entregar la práctica debes asegurarte de que funciona. Si tu programa no funciona la nota más alta posible será un 4 sobre <text:s/>10.</text:p>
      <text:p text:style-name="P14"/>
      <text:p text:style-name="P14">El programador es el responsable de su código. Si tu código no funciona eres tú el que debe averiguar el motivo. Algunos consejos:</text:p>
      <text:list xml:id="list4211863128" text:style-name="L5">
        <text:list-item>
          <text:p text:style-name="P28">Utiliza la consola para inspeccionar tu código y comprobar que los resultados obtenidos son los esperados.</text:p>
        </text:list-item>
        <text:list-item>
          <text:p text:style-name="P28">Comienza siempre escribiendo un código pequeño. Comprueba el correcto funcionamiento del mismo. No añadas más código hasta estar seguro de que el código inicial funciona correctamente.</text:p>
        </text:list-item>
        <text:list-item>
          <text:p text:style-name="P29"><text:soft-page-break/>A poder ser, escribe fragmentos de código independientes unos de otros y comprueba el nuevo código que añadas al programa de forma separada.</text:p>
          <text:p text:style-name="P29"/>
        </text:list-item>
      </text:list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7T14:35:45.277000000</meta:creation-date>
    <dc:date>2022-12-13T11:41:06.648000000</dc:date>
    <meta:editing-duration>P1DT5H8M47S</meta:editing-duration>
    <meta:editing-cycles>14</meta:editing-cycles>
    <meta:generator>LibreOffice/7.3.3.2$Windows_X86_64 LibreOffice_project/d1d0ea68f081ee2800a922cac8f79445e4603348</meta:generator>
    <meta:document-statistic meta:table-count="0" meta:image-count="0" meta:object-count="0" meta:page-count="3" meta:paragraph-count="50" meta:word-count="874" meta:character-count="5423" meta:non-whitespace-character-count="4593"/>
  </office:meta>
</office:document-meta>
</file>